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WriterUtil.saveAsPNG( RenderedImage bitmap , int resolution , File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riterUtil.saveAsFile( RenderedImage bitmap , int resolution , File outputFile ,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WriterUtil.saveAsPNG( RenderedImage bitmap , File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